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num in range(10):</text:p>
      <text:p text:style-name="Standard"><text:s text:c="4"/>for i in range(num):</text:p>
      <text:p text:style-name="Standard"><text:s text:c="8"/>print (num, end=" ") #print number</text:p>
      <text:p text:style-name="Standard"><text:s text:c="4"/>print("\n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9:48:18.375719913</meta:creation-date>
    <dc:date>2020-01-24T09:49:59.093469826</dc:date>
    <meta:editing-duration>PT1M43S</meta:editing-duration>
    <meta:editing-cycles>1</meta:editing-cycles>
    <meta:document-statistic meta:table-count="0" meta:image-count="0" meta:object-count="0" meta:page-count="1" meta:paragraph-count="4" meta:word-count="15" meta:character-count="102" meta:non-whitespace-character-count="75"/>
    <meta:generator>LibreOffice/6.0.7.3$Linux_X86_64 LibreOffice_project/00m0$Build-3</meta:generator>
  </office:meta>
</office:document-meta>
</file>